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540344" officeooo:paragraph-rsid="01540344"/>
    </style:style>
    <style:style style:name="P146" style:family="paragraph" style:parent-style-name="Standard">
      <style:text-properties officeooo:rsid="01153012" officeooo:paragraph-rsid="01153012"/>
    </style:style>
    <style:style style:name="P147" style:family="paragraph" style:parent-style-name="Standard">
      <style:text-properties officeooo:rsid="01545a3f" officeooo:paragraph-rsid="01545a3f"/>
    </style:style>
    <style:style style:name="P148" style:family="paragraph" style:parent-style-name="Text_20_body">
      <style:text-properties officeooo:rsid="00f4d738" officeooo:paragraph-rsid="00f4d738"/>
    </style:style>
    <style:style style:name="P149" style:family="paragraph" style:parent-style-name="Text_20_body">
      <style:text-properties officeooo:rsid="00f80735" officeooo:paragraph-rsid="00f80735"/>
    </style:style>
    <style:style style:name="P150" style:family="paragraph" style:parent-style-name="Text_20_body">
      <style:text-properties officeooo:rsid="00f85869" officeooo:paragraph-rsid="00f85869"/>
    </style:style>
    <style:style style:name="P151" style:family="paragraph" style:parent-style-name="Text_20_body">
      <style:text-properties officeooo:rsid="00fabfcb" officeooo:paragraph-rsid="00fabfcb"/>
    </style:style>
    <style:style style:name="P152" style:family="paragraph" style:parent-style-name="Text_20_body">
      <style:text-properties officeooo:rsid="00ffba28" officeooo:paragraph-rsid="00ffba28"/>
    </style:style>
    <style:style style:name="P153" style:family="paragraph" style:parent-style-name="Text_20_body">
      <style:text-properties officeooo:rsid="010212ed" officeooo:paragraph-rsid="010212ed"/>
    </style:style>
    <style:style style:name="P154" style:family="paragraph" style:parent-style-name="Text_20_body">
      <style:text-properties officeooo:rsid="01133e86" officeooo:paragraph-rsid="01133e86"/>
    </style:style>
    <style:style style:name="P155" style:family="paragraph" style:parent-style-name="Text_20_body">
      <style:text-properties officeooo:rsid="011a4037" officeooo:paragraph-rsid="011a4037"/>
    </style:style>
    <style:style style:name="P156" style:family="paragraph" style:parent-style-name="Text_20_body">
      <style:text-properties officeooo:rsid="0122ffb0" officeooo:paragraph-rsid="0122ffb0"/>
    </style:style>
    <style:style style:name="P157" style:family="paragraph" style:parent-style-name="Text_20_body">
      <style:text-properties officeooo:rsid="0130e468" officeooo:paragraph-rsid="0130e468"/>
    </style:style>
    <style:style style:name="P158" style:family="paragraph" style:parent-style-name="Text_20_body">
      <style:text-properties officeooo:rsid="0134e2a6" officeooo:paragraph-rsid="01368ece"/>
    </style:style>
    <style:style style:name="P159" style:family="paragraph" style:parent-style-name="Text_20_body">
      <style:text-properties officeooo:rsid="01334196" officeooo:paragraph-rsid="01334196"/>
    </style:style>
    <style:style style:name="P160" style:family="paragraph" style:parent-style-name="Text_20_body">
      <style:text-properties officeooo:rsid="013d5adc" officeooo:paragraph-rsid="013d5adc"/>
    </style:style>
    <style:style style:name="P161" style:family="paragraph" style:parent-style-name="Text_20_body">
      <style:text-properties officeooo:rsid="01440116" officeooo:paragraph-rsid="01440116"/>
    </style:style>
    <style:style style:name="P162" style:family="paragraph" style:parent-style-name="Text_20_body">
      <style:text-properties officeooo:rsid="014b9fc3" officeooo:paragraph-rsid="014b9fc3"/>
    </style:style>
    <style:style style:name="P163" style:family="paragraph" style:parent-style-name="Text_20_body">
      <style:text-properties officeooo:rsid="014c7196" officeooo:paragraph-rsid="014c7196"/>
    </style:style>
    <style:style style:name="P164" style:family="paragraph" style:parent-style-name="Text_20_body">
      <style:text-properties officeooo:rsid="01507f6f" officeooo:paragraph-rsid="01507f6f"/>
    </style:style>
    <style:style style:name="P165" style:family="paragraph" style:parent-style-name="Text_20_body">
      <style:text-properties officeooo:rsid="0151fdb0" officeooo:paragraph-rsid="0151fdb0"/>
    </style:style>
    <style:style style:name="P166" style:family="paragraph" style:parent-style-name="Heading_20_1">
      <style:text-properties officeooo:rsid="00cb9dfb" officeooo:paragraph-rsid="00f63cf1"/>
    </style:style>
    <style:style style:name="P167" style:family="paragraph" style:parent-style-name="Heading_20_1">
      <style:text-properties fo:font-size="12pt" officeooo:rsid="00f614e3" officeooo:paragraph-rsid="00f63cf1" style:font-size-asian="12pt" style:font-size-complex="12pt"/>
    </style:style>
    <style:style style:name="P168" style:family="paragraph" style:parent-style-name="Standard">
      <style:paragraph-properties fo:break-before="page"/>
      <style:text-properties style:text-line-through-style="solid" style:text-line-through-type="single" officeooo:rsid="012576fc" officeooo:paragraph-rsid="012576fc"/>
    </style:style>
    <style:style style:name="P169" style:family="paragraph" style:parent-style-name="Standard" style:list-style-name="L1">
      <style:text-properties officeooo:rsid="0047df7e" officeooo:paragraph-rsid="0047df7e"/>
    </style:style>
    <style:style style:name="P170" style:family="paragraph" style:parent-style-name="Text_20_body" style:list-style-name="L2">
      <style:text-properties officeooo:rsid="011a4037" officeooo:paragraph-rsid="011a4037"/>
    </style:style>
    <style:style style:name="P171" style:family="paragraph" style:parent-style-name="Text_20_body" style:list-style-name="L2">
      <style:text-properties officeooo:rsid="011a4037" officeooo:paragraph-rsid="011b3b5c"/>
    </style:style>
    <style:style style:name="P172" style:family="paragraph" style:parent-style-name="Text_20_body" style:list-style-name="L2">
      <style:text-properties officeooo:rsid="011b3b5c" officeooo:paragraph-rsid="011b3b5c"/>
    </style:style>
    <style:style style:name="P173" style:family="paragraph" style:parent-style-name="Text_20_body" style:list-style-name="L2">
      <style:text-properties officeooo:rsid="011be4e7" officeooo:paragraph-rsid="011be4e7"/>
    </style:style>
    <style:style style:name="P174" style:family="paragraph" style:parent-style-name="Text_20_body" style:list-style-name="L2">
      <style:text-properties officeooo:rsid="011c5bda" officeooo:paragraph-rsid="011c5bda"/>
    </style:style>
    <style:style style:name="P175" style:family="paragraph" style:parent-style-name="Text_20_body" style:list-style-name="L2">
      <style:text-properties officeooo:rsid="011e17d4" officeooo:paragraph-rsid="011e17d4"/>
    </style:style>
    <style:style style:name="P176" style:family="paragraph" style:parent-style-name="Text_20_body" style:list-style-name="L2">
      <style:text-properties officeooo:rsid="01202fa9" officeooo:paragraph-rsid="01202fa9"/>
    </style:style>
    <style:style style:name="P177" style:family="paragraph" style:parent-style-name="Text_20_body" style:list-style-name="L3">
      <style:text-properties officeooo:rsid="0134e2a6" officeooo:paragraph-rsid="01368ece"/>
    </style:style>
    <style:style style:name="P178" style:family="paragraph" style:parent-style-name="Text_20_body" style:list-style-name="L3">
      <style:text-properties officeooo:rsid="01368ece" officeooo:paragraph-rsid="01368ece"/>
    </style:style>
    <style:style style:name="P179" style:family="paragraph" style:parent-style-name="Text_20_body" style:list-style-name="L3">
      <style:text-properties officeooo:rsid="013975de" officeooo:paragraph-rsid="013975de"/>
    </style:style>
    <style:style style:name="P180" style:family="paragraph" style:parent-style-name="Text_20_body" style:list-style-name="L3">
      <style:text-properties officeooo:rsid="013a8206" officeooo:paragraph-rsid="013a8206"/>
    </style:style>
    <style:style style:name="P181" style:family="paragraph" style:parent-style-name="Text_20_body" style:list-style-name="L3">
      <style:text-properties officeooo:rsid="013b776e" officeooo:paragraph-rsid="013b776e"/>
    </style:style>
    <style:style style:name="P182" style:family="paragraph" style:parent-style-name="Text_20_body" style:list-style-name="L4">
      <style:text-properties officeooo:rsid="01317db2" officeooo:paragraph-rsid="01317db2"/>
    </style:style>
    <style:style style:name="P183" style:family="paragraph" style:parent-style-name="Text_20_body" style:list-style-name="L4">
      <style:text-properties officeooo:rsid="0130e468" officeooo:paragraph-rsid="0130e468"/>
    </style:style>
    <style:style style:name="P184" style:family="paragraph" style:parent-style-name="Text_20_body" style:list-style-name="L4">
      <style:text-properties officeooo:rsid="01334196" officeooo:paragraph-rsid="01334196"/>
    </style:style>
    <style:style style:name="P185" style:family="paragraph" style:parent-style-name="Text_20_body" style:list-style-name="L5">
      <style:text-properties officeooo:rsid="013d866c" officeooo:paragraph-rsid="013d866c"/>
    </style:style>
    <style:style style:name="P186" style:family="paragraph" style:parent-style-name="Text_20_body" style:list-style-name="L5">
      <style:text-properties officeooo:rsid="013f64df" officeooo:paragraph-rsid="013f64df"/>
    </style:style>
    <style:style style:name="P187" style:family="paragraph" style:parent-style-name="Text_20_body" style:list-style-name="L5">
      <style:text-properties officeooo:rsid="01415611" officeooo:paragraph-rsid="01415611"/>
    </style:style>
    <style:style style:name="P188" style:family="paragraph" style:parent-style-name="Text_20_body" style:list-style-name="L5">
      <style:text-properties officeooo:rsid="01426e61" officeooo:paragraph-rsid="01426e61"/>
    </style:style>
    <style:style style:name="P189" style:family="paragraph" style:parent-style-name="Text_20_body">
      <style:text-properties officeooo:rsid="01530b9a" officeooo:paragraph-rsid="01530b9a"/>
    </style:style>
    <style:style style:name="P190" style:family="paragraph" style:parent-style-name="Text_20_body">
      <style:text-properties officeooo:rsid="015687a2" officeooo:paragraph-rsid="015687a2"/>
    </style:style>
    <style:style style:name="P191" style:family="paragraph" style:parent-style-name="Text_20_body" style:list-style-name="L7">
      <style:text-properties officeooo:rsid="015687a2" officeooo:paragraph-rsid="015687a2"/>
    </style:style>
    <style:style style:name="P192" style:family="paragraph" style:parent-style-name="Text_20_body" style:list-style-name="L7">
      <style:text-properties officeooo:paragraph-rsid="015687a2"/>
    </style:style>
    <style:style style:name="P193" style:family="paragraph" style:parent-style-name="Text_20_body">
      <style:text-properties officeooo:rsid="0158235b" officeooo:paragraph-rsid="0158235b"/>
    </style:style>
    <style:style style:name="P194" style:family="paragraph" style:parent-style-name="Text_20_body" style:list-style-name="L8">
      <style:text-properties officeooo:rsid="0158235b" officeooo:paragraph-rsid="0158235b"/>
    </style:style>
    <style:style style:name="P195" style:family="paragraph" style:parent-style-name="Text_20_body" style:list-style-name="L9">
      <style:text-properties officeooo:rsid="0159bc48" officeooo:paragraph-rsid="0159bc48"/>
    </style:style>
    <style:style style:name="P196" style:family="paragraph" style:parent-style-name="Text_20_body">
      <style:text-properties officeooo:rsid="0159bc48" officeooo:paragraph-rsid="0159bc48"/>
    </style:style>
    <style:style style:name="P197" style:family="paragraph" style:parent-style-name="Text_20_body" style:list-style-name="L10">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5105730700599097738" text:style-name="L1">
        <text:list-item>
          <text:p text:style-name="P169">creation d’un node module local</text:p>
        </text:list-item>
        <text:list-item>
          <text:p text:style-name="P169">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66" text:outline-level="1"><text:span text:style-name="T39">Commencement issue : </text:span><text:span text:style-name="T38">Remind compatible backup</text:span></text:h>
      <text:p text:style-name="P119"/>
      <text:p text:style-name="P120">Mercredi 10 Mai</text:p>
      <text:h text:style-name="P167" text:outline-level="1">Commencement issue : Reporting for halted vm time</text:h>
      <text:p text:style-name="P149"><text:span text:style-name="T39">R</text:span><text:span text:style-name="T38">echerche du passage des props au composant tab-general =&gt; fichier vm/index.js, décoration @connectStore qui définit des selecteurs et renvoie un objet avec les props.</text:span></text:p>
      <text:p text:style-name="P148">Jeudi 11 Mai</text:p>
      <text:p text:style-name="P150">Recheche du log VM_SHUTDOWN le plus récent</text:p>
      <text:p text:style-name="P151">Utilisation du decorateur connectStore sur tab-general</text:p>
      <text:p text:style-name="P152">Vendredi 12 Mai</text:p>
      <text:p text:style-name="P152">Creation d’un factory selecteur à la place d’un selecteur. Factory selecteur =&gt; fonction qui renvoie un selecteur</text:p>
      <text:p text:style-name="P153"><text:span text:style-name="T45">Mercredi</text:span> 1<text:span text:style-name="T43">7</text:span> Mai</text:p>
      <text:p text:style-name="P154">Recherche des différentes commandes qui permettent de gérer une VM_Appliance (un groupe de VMs)</text:p>
      <text:p text:style-name="P155">Lundi 22 Mai</text:p>
      <text:p text:style-name="P155">Affichage de la liste des VM-Appliance :</text:p>
      <text:list xml:id="list850254005888945936" text:style-name="L2">
        <text:list-item>
          <text:p text:style-name="P170">src/common/xo/index.js : fichier de fonction d’appel au serveur. <text:s/>On ajoute une souscription <text:span text:style-name="T48">=&gt; la fonction sera appelée régulièrement pour mettre à jour les données.</text:span></text:p>
        </text:list-item>
        <text:list-item>
          <text:p text:style-name="P171">src/common/home-filter.js :fichier qui définit les filtres disponible pour chaque entité</text:p>
        </text:list-item>
        <text:list-item>
          <text:p text:style-name="P172">src/xo-app/home/index.js : </text:p>
          <text:list>
            <text:list-item>
              <text:p text:style-name="P172">modification du tableau OPTIONS qui définit pour chaque entité son filtre par défaut, ses filtres disponibles (importés de home-filters) <text:span text:style-name="T49">et une liste d’actions.</text:span></text:p>
            </text:list-item>
            <text:list-item>
              <text:p text:style-name="P173">L’objet TYPES : recense les différent « types » d’entité associés au label correspondant dans le menu (ex : 'VM-group': _('homeTypeVmGroup'))</text:p>
            </text:list-item>
            <text:list-item>
              <text:p text:style-name="P174">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75">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76"><text:soft-page-break/>src/xo-app/home/vm-group-item.js : Création du fichier représentant une ligne de la liste des VM-group.</text:p>
        </text:list-item>
      </text:list>
      <text:p text:style-name="P156"><text:span text:style-name="T55">Mardi 30</text:span> mai</text:p>
      <text:p text:style-name="P158">Index : <text:span text:style-name="T59">Le fichier index est le fichier qui est appelé lorsque l’on veut accéder à des informations concernant un vm_group. C’est ce fichier qui va inclure le fichier avec le contenu de l’onglet choisi. Il contient :</text:span></text:p>
      <text:list xml:id="list5850422144138036722" text:style-name="L3">
        <text:list-item>
          <text:p text:style-name="P177">un décorateur route qui définit les routes disponibles. C’est à dire que selon l’url, le contenu affiché va être différent. Il définit également une route par défaut.</text:p>
        </text:list-item>
        <text:list-item>
          <text:p text:style-name="P178">Un décorateur addSubscriptions qui permet de s’abonner à une fonction. Ici, on s’abonne à la fonction qui fait un appel au serveur pour récupérer la liste des vm_groups.</text:p>
        </text:list-item>
        <text:list-item>
          <text:p text:style-name="P178">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79">Le composant contenant lui même :</text:p>
          <text:list>
            <text:list-item>
              <text:p text:style-name="P179">le rendu <text:span text:style-name="T61">du header avec des liens vers les différentes pages. Il inclut une bar avec des boutons permettant des actions sur le group (démarrer, arrêter, redémarrer)</text:span></text:p>
            </text:list-item>
            <text:list-item>
              <text:p text:style-name="P180">des fonction permettant de changer le label et la description du vm_group</text:p>
            </text:list-item>
            <text:list-item>
              <text:p text:style-name="P181">Le rendu de la page dans lequel sont injectés certaines props, le header</text:p>
            </text:list-item>
          </text:list>
        </text:list-item>
      </text:list>
      <text:p text:style-name="P157">Onglet General : </text:p>
      <text:list xml:id="list4604502408546359482" text:style-name="L4">
        <text:list-item>
          <text:p text:style-name="P182">injection de la liste des vm_groups grace à une souscription</text:p>
        </text:list-item>
        <text:list-item>
          <text:p text:style-name="P182">récupération du vm_group dans la liste injectée <text:span text:style-name="T57">à partir de l’id passé en URL</text:span></text:p>
        </text:list-item>
        <text:list-item>
          <text:p text:style-name="P183">affichage du nombre de vm : <text:span text:style-name="T56">recupération des vms dans le vm_group</text:span></text:p>
        </text:list-item>
        <text:list-item>
          <text:p text:style-name="P184">affichage du nombre de CPU : somme des CPU sur les vms dans l’attribut vm.CPU.number</text:p>
        </text:list-item>
        <text:list-item>
          <text:p text:style-name="P184">affichage de la ram totale utilisée : idem vm.memory.dynamic[1]</text:p>
        </text:list-item>
        <text:list-item>
          <text:p text:style-name="P184">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59"/>
      <text:p text:style-name="P160">Mercredi 31 Mai</text:p>
      <text:p text:style-name="P160">fin Onglet Management =&gt;</text:p>
      <text:list xml:id="list8486203301137472179" text:style-name="L5">
        <text:list-item>
          <text:p text:style-name="P185"><text:soft-page-break/>Composants nécessaires : liste des Vms présentent dans le groupe, possibilité d’ajouter et supprimer une VM du groupe, ainsi que la gestion de l’ordre de démarrage des machines</text:p>
        </text:list-item>
        <text:list-item>
          <text:p text:style-name="P186">Liste de Vms : faite avec le composant SortedList dans laquelle on ajoute la suppression de la vm. Le composant SortedList permet de trier la liste selon des critères choisis, comme ici, le nom des vm, ou leur description</text:p>
        </text:list-item>
        <text:list-item>
          <text:p text:style-name="P187">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188">Modification de l’ordre de démarrage et d’arrêt <text:span text:style-name="T62">grâce à une liste qui permet de changer l’ordre en drag n drop et un bouton par ligne permet d’activer ou non l’ordre sur la vm</text:span></text:p>
        </text:list-item>
      </text:list>
      <text:p text:style-name="P161">Fin Onglet advanced =&gt; composant très simple car il affiche uniquement l’identifiant du groupe</text:p>
      <text:p text:style-name="P162">Vendredi 2 Juin</text:p>
      <text:p text:style-name="P162">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63">Après développement de l’interface, écriture de fonction edit, start et shutdown permettant de démarrer, arrêter, ou éditer le groupe, appelant des méthodes de la Xapi.</text:p>
      <text:p text:style-name="P163">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64">Mercredi 7 juin</text:p>
      <text:p text:style-name="P165">Changement de vms qui était un tableau de vms en objet avec les id comme clé, <text:span text:style-name="T66">pour, lors du paramètrage de l’ordre de démarrage pouvoir matcher vms avec l’objet order plus facilement</text:span></text:p>
      <text:p text:style-name="P164">mise à jour du champs « order » : exposition dans le fichier xapi-object-to-xo, ajout au paramètre de la fonction set dans api/vm.coffee, ajout dans xapi/mixins/vm</text:p>
      <text:p text:style-name="P189"><text:span text:style-name="T67">Vendredi </text:span><text:s/><text:span text:style-name="T67">9</text:span> Juin</text:p>
      <text:p text:style-name="P190">implémentation des fonctions permettant de demander les données au serveur dans common/xo/index.js.</text:p>
      <text:p text:style-name="P190">création d’un vmGroup :</text:p>
      <text:list xml:id="list2038588663840363307" text:style-name="L7">
        <text:list-item>
          <text:p text:style-name="P191">Création d’un formulaire dans src/xo-app/new-vm-group/index.js dans un composant NewVmGroup: Ce formulaire recueille le la lab sur lequel le groupe sera installé, un nom et une description. </text:p>
        </text:list-item>
        <text:list-item>
          <text:p text:style-name="P191">Lorsque le formulaire est validé, il appelle la fonction createVmGroup de xo/index.js en lui transmettant les informations recueillis.</text:p>
        </text:list-item>
        <text:list-item>
          <text:p text:style-name="P192"><text:soft-page-break/><text:span text:style-name="T67">Ajout de la page au menu : Ajout du composant à la route /vms/new. Ajout d’un lien dans le menu.</text:span></text:p>
        </text:list-item>
      </text:list>
      <text:p text:style-name="P193">Suppression d’un vmGroup :</text:p>
      <text:list xml:id="list9012895611951584418" text:style-name="L8">
        <text:list-item>
          <text:p text:style-name="P194">Ajout des messages pour la modal demandant une confirmation</text:p>
        </text:list-item>
        <text:list-item>
          <text:p text:style-name="P194">Ajout de la fonction de suppression dans le fichier xo/index. Cette fonction éxecute la modal.</text:p>
        </text:list-item>
        <text:list-item>
          <text:p text:style-name="P194">Ajout du bouton de suppression dans la vue de tab-advanced.js</text:p>
        </text:list-item>
      </text:list>
      <text:p text:style-name="P193">edition des Champs description et label :</text:p>
      <text:list xml:id="list4981299606522629990" text:style-name="L9">
        <text:list-item>
          <text:p text:style-name="P195">Ecriture de la fonction editVmGroup : elle prend un groupe en paramètre ainsi qu’un objet contenant les champs à mettre à jour</text:p>
        </text:list-item>
        <text:list-item>
          <text:p text:style-name="P195">La fonction est importée dans vm-group/index.js pour permettre de changer le nom et la description dans le header en dble cliquant dessus.</text:p>
        </text:list-item>
        <text:list-item>
          <text:p text:style-name="P195">Elle est également importée dans home/vm-group-item car il est également possible de mettre à jour ces champs dans la liste.</text:p>
        </text:list-item>
      </text:list>
      <text:p text:style-name="P196">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8978220651062589613" text:style-name="L10">
        <text:list-item>
          <text:p text:style-name="P197">Ajout des messages nécessaires</text:p>
        </text:list-item>
        <text:list-item>
          <text:p text:style-name="P197">modification de l’ordre en drag n drop ... en utilisant le champ order de la vm</text:p>
        </text:list-item>
        <text:list-item>
          <text:p text:style-name="P197">ajout d’une vm : ajout via un composant selectVm qui renvoie une liste de vms filtrées grâce à un prédicat. L’ajout se fait sur le champs appliance de la vm</text:p>
        </text:list-item>
        <text:list-item>
          <text:p text:style-name="P197">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6">vm – groupe src api</text:p>
      <text:p text:style-name="P146"/>
      <text:p text:style-name="P147">Ajouter Pool pour la création</text:p>
      <text:p text:style-name="P168">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45">icone : vert si tout allumé, rouge si tout éteint, orange si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09T17:20:03.507553421</dc:date>
    <meta:editing-duration>P11DT19H9M14S</meta:editing-duration>
    <meta:editing-cycles>180</meta:editing-cycles>
    <meta:document-statistic meta:table-count="0" meta:image-count="0" meta:object-count="0" meta:page-count="12" meta:paragraph-count="297" meta:word-count="3239" meta:character-count="20066" meta:non-whitespace-character-count="17125"/>
  </office:meta>
</office:document-meta>
</file>